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94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score_adv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victoire</text:p>
          </table:table-cell>
          <table:table-cell office:value-type="string" table:style-name="ce1">
            <text:p>defai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lin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llardin Hugo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lin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llardin Hugo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sforges Remi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llin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llardin Hugo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mann Arthur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mann Arthur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sforges Remi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sforges Remi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mann Arthur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oivin Nino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oivin Nino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ertholon Kilian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Drot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oivin Nino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Tomasello Basil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Vieillard Baptiste</text:p>
          </table:table-cell>
          <table:table-cell office:value-type="string" table:style-name="ce1">
            <text:p>Pétanque</text:p>
          </table:table-cell>
          <table:table-cell office:value-type="string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database-ranges>
        <table:database-range table:target-range-address="Sheet1.A1:Sheet1.H40" table:display-filter-buttons="true">
          <table:filter>
            <table:filter-condition table:field-number="2" table:value="20/07/2023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TJL</meta:initial-creator>
    <dc:creator>kilian bertholon</dc:creator>
    <meta:creation-date>2016-08-18T13:39:56Z</meta:creation-date>
    <dc:date>2023-07-24T21:25:11Z</dc:date>
  </office:meta>
</office:document-meta>
</file>